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yle McArthur – Assignment 1, Procedural Generation</text:p>
      <text:p text:style-name="Standard"/>
      <text:p text:style-name="Standard"/>
      <text:p text:style-name="Standard"/>
      <text:p text:style-name="Standard">Lighting UI</text:p>
      <text:p text:style-name="Standard"><text:tab/>-Direction</text:p>
      <text:p text:style-name="Standard"><text:tab/>Change direction of light </text:p>
      <text:p text:style-name="Standard"><text:tab/>-Color</text:p>
      <text:p text:style-name="Standard"/>
      <text:p text:style-name="Standard">Perlin Noise UI</text:p>
      <text:p text:style-name="Standard"><text:tab/>-Position <text:s/></text:p>
      <text:p text:style-name="Standard"><text:tab/>-Texture Size ( Requires Reload)</text:p>
      <text:p text:style-name="Standard"><text:tab/>-Mesh Size ( Requires Reload)</text:p>
      <text:p text:style-name="Standard"><text:tab/>-Height ( Requires Reload)</text:p>
      <text:p text:style-name="Standard"><text:tab/>-Octaves ( Requires Reload)</text:p>
      <text:p text:style-name="Standard"><text:tab/>-Persistance ( Requires Reload)</text:p>
      <text:p text:style-name="Standard"/>
      <text:p text:style-name="Standard">Lava UI</text:p>
      <text:p text:style-name="Standard"><text:tab/>-Uv direction</text:p>
      <text:p text:style-name="Standard"><text:tab/>-Uv Speed</text:p>
      <text:p text:style-name="Standard"><text:tab/>-Height</text:p>
      <text:p text:style-name="Standard"/>
      <text:p text:style-name="Standard">Dirt UI </text:p>
      <text:p text:style-name="Standard"><text:tab/>-Height</text:p>
      <text:p text:style-name="Standard"/>
      <text:p text:style-name="Standard">Rock UI</text:p>
      <text:p text:style-name="Standard"><text:tab/>-Height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yle </meta:initial-creator>
    <meta:creation-date>2015-04-19T21:23:42.43</meta:creation-date>
    <dc:date>2015-04-20T01:42:23.07</dc:date>
    <dc:creator>kyle </dc:creator>
    <meta:editing-duration>PT4H18M38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1" meta:paragraph-count="21" meta:word-count="54" meta:character-count="355"/>
  </office:meta>
</office:document-meta>
</file>